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bcd0" officeooo:paragraph-rsid="001fb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자료 구조 구현 및 분석&gt;</text:p>
      <text:p text:style-name="P1"/>
      <text:p text:style-name="P1">[목적]</text:p>
      <text:p text:style-name="P1">- stack, queue, Binary tree, AVL tree를 재귀적으로 구현해보고, 구조를 그림을 통해 분석한다.</text:p>
      <text:p text:style-name="P1">- 재귀적으로 구현된 자료 구조를 비재귀적으로 구현한다.</text:p>
      <text:p text:style-name="P1"/>
      <text:p text:style-name="P1">[stack]</text:p>
      <text:p text:style-name="P1"/>
      <text:p text:style-name="P1">[queue]</text:p>
      <text:p text:style-name="P1"/>
      <text:p text:style-name="P1">[Binary tree]</text:p>
      <text:p text:style-name="P1"/>
      <text:p text:style-name="P1">[AVL tree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8:18:17.356016033</meta:creation-date>
    <dc:date>2019-07-29T18:42:10.544482343</dc:date>
    <meta:editing-duration>PT13M43S</meta:editing-duration>
    <meta:editing-cycles>1</meta:editing-cycles>
    <meta:document-statistic meta:table-count="0" meta:image-count="0" meta:object-count="0" meta:page-count="1" meta:paragraph-count="8" meta:word-count="78" meta:character-count="155" meta:non-whitespace-character-count="131"/>
    <meta:generator>LibreOffice/5.1.6.2$Linux_X86_64 LibreOffice_project/10m0$Build-2</meta:generator>
  </office:meta>
</office:document-meta>
</file>